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879701260034785263" text:style-name="WWNum1">
        <text:list-header>
          <text:h text:style-name="P4" text:outline-level="1">Papas</text:h>
        </text:list-header>
      </text:list>
      <text:p text:style-name="Standard"/>
      <text:p text:style-name="Standard">Objetivo:</text:p>
      <text:p text:style-name="Standard"/>
      <text:p text:style-name="Standard">F.Creación: 17-02-019</text:p>
      <text:p text:style-name="Standard"/>
      <text:p text:style-name="P1">Link de Interes: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2"/>
      <text:p text:style-name="P1"><text:a xlink:type="simple" xlink:href="https://www.createspace.com/" text:style-name="Internet_20_link" text:visited-style-name="Visited_20_Internet_20_Link">createspace.com</text:a></text:p>
      <text:p text:style-name="P1">Permite publicar libros se encargan de laa ediciòn y distribuciòn</text:p>
      <text:p text:style-name="P1"><text:a xlink:type="simple" xlink:href="https://www.paypal.com/cl/home" text:style-name="Internet_20_link" text:visited-style-name="Visited_20_Internet_20_Link">paypal</text:a></text:p>
      <text:p text:style-name="P1">2checkout,google checkout,clickbank,authorize.net</text:p>
      <text:p text:style-name="P1"><text:a xlink:type="simple" xlink:href="https://getdpd.com/" text:style-name="Internet_20_link" text:visited-style-name="Visited_20_Internet_20_Link">getdpd</text:a> <text:s/><text:a xlink:type="simple" xlink:href="https://www.e-junkie.com/" text:style-name="Internet_20_link" text:visited-style-name="Visited_20_Internet_20_Link">e-junkie</text:a></text:p>
      <text:p text:style-name="P1">protexiòn de mediosescritos y musicales <text:s/>para baja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2-17T10:39:15</meta:creation-date>
    <meta:editing-duration>PT32M30S</meta:editing-duration>
    <meta:generator>OpenOffice/4.1.6$Unix OpenOffice.org_project/416m1$Build-9790</meta:generator>
    <meta:initial-creator>Máximo Meza</meta:initial-creator>
    <dc:date>2019-02-17T11:11:43</dc:date>
    <dc:creator>Máximo Meza</dc:creator>
    <meta:document-statistic meta:table-count="0" meta:image-count="0" meta:object-count="0" meta:page-count="2" meta:paragraph-count="14" meta:word-count="39" meta:character-count="3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